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g_mi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alt_name1</text:p>
          </table:table-cell>
          <table:table-cell office:value-type="string" calcext:value-type="string">
            <text:p>alt_name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el captian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6839" calcext:value-type="float">
            <text:p>6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pyramid peak</text:p>
          </table:table-cell>
          <table:table-cell office:value-type="float" office:value="259.45" calcext:value-type="float">
            <text:p>259.45</text:p>
          </table:table-cell>
          <table:table-cell office:value-type="float" office:value="23.5" calcext:value-type="float">
            <text:p>23.5</text:p>
          </table:table-cell>
          <table:table-cell office:value-type="float" office:value="6451" calcext:value-type="float">
            <text:p>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ake peak</text:p>
          </table:table-cell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office:value-type="float" office:value="6648" calcext:value-type="float">
            <text:p>6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buck peak</text:p>
          </table:table-cell>
          <table:table-cell office:value-type="float" office:value="257.45" calcext:value-type="float">
            <text:p>257.45</text:p>
          </table:table-cell>
          <table:table-cell office:value-type="float" office:value="22" calcext:value-type="float">
            <text:p>22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bolan mtn</text:p>
          </table:table-cell>
          <table:table-cell office:value-type="float" office:value="266.3" calcext:value-type="float">
            <text:p>266.3</text:p>
          </table:table-cell>
          <table:table-cell office:value-type="float" office:value="29" calcext:value-type="float">
            <text:p>29</text:p>
          </table:table-cell>
          <table:table-cell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wan mtn</text:p>
          </table:table-cell>
          <table:table-cell office:value-type="float" office:value="268" calcext:value-type="float">
            <text:p>268</text:p>
          </table:table-cell>
          <table:table-cell office:value-type="float" office:value="24.5" calcext:value-type="float">
            <text:p>24.5</text:p>
          </table:table-cell>
          <table:table-cell office:value-type="float" office:value="6272" calcext:value-type="float">
            <text:p>6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iron knob</text:p>
          </table:table-cell>
          <table:table-cell office:value-type="float" office:value="270.3" calcext:value-type="float">
            <text:p>270.3</text:p>
          </table:table-cell>
          <table:table-cell office:value-type="float" office:value="9.5" calcext:value-type="float">
            <text:p>9.5</text:p>
          </table:table-cell>
          <table:table-cell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craggy mtn</text:p>
          </table:table-cell>
          <table:table-cell office:value-type="float" office:value="271.45" calcext:value-type="float">
            <text:p>271.45</text:p>
          </table:table-cell>
          <table:table-cell office:value-type="float" office:value="24" calcext:value-type="float">
            <text:p>24</text:p>
          </table:table-cell>
          <table:table-cell office:value-type="float" office:value="6300" calcext:value-type="float">
            <text:p>6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collings mtn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3625" calcext:value-type="float">
            <text:p>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teve peak</text:p>
          </table:table-cell>
          <table:table-cell office:value-type="float" office:value="275.5" calcext:value-type="float">
            <text:p>275.5</text:p>
          </table:table-cell>
          <table:table-cell office:value-type="float" office:value="19" calcext:value-type="float">
            <text:p>19</text:p>
          </table:table-cell>
          <table:table-cell office:value-type="float" office:value="5835" calcext:value-type="float">
            <text:p>5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eadmans point</text:p>
          </table:table-cell>
          <table:table-cell office:value-type="float" office:value="278.2" calcext:value-type="float">
            <text:p>278.2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ittle grey back mtn</text:p>
          </table:table-cell>
          <table:table-cell office:value-type="float" office:value="279.3" calcext:value-type="float">
            <text:p>279.3</text:p>
          </table:table-cell>
          <table:table-cell office:value-type="float" office:value="8" calcext:value-type="float">
            <text:p>8</text:p>
          </table:table-cell>
          <table:table-cell office:value-type="float" office:value="5083" calcext:value-type="float">
            <text:p>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kinney mtn</text:p>
          </table:table-cell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office:value-type="float" office:value="4518" calcext:value-type="float">
            <text:p>4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grayback mtn</text:p>
          </table:table-cell>
          <table:table-cell office:value-type="float" office:value="282" calcext:value-type="float">
            <text:p>282</text:p>
          </table:table-cell>
          <table:table-cell office:value-type="float" office:value="21.5" calcext:value-type="float">
            <text:p>21.5</text:p>
          </table:table-cell>
          <table:table-cell office:value-type="float" office:value="7055" calcext:value-type="float">
            <text:p>7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acron peak l.o.</text:p>
          </table:table-cell>
          <table:table-cell office:value-type="float" office:value="286.15" calcext:value-type="float">
            <text:p>286.15</text:p>
          </table:table-cell>
          <table:table-cell office:value-type="float" office:value="6" calcext:value-type="float">
            <text:p>6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squaw peak l.o.</text:p>
          </table:table-cell>
          <table:table-cell office:value-type="string" calcext:value-type="string">
            <text:p>squaw peak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baldy peak</text:p>
          </table:table-cell>
          <table:table-cell office:value-type="float" office:value="294" calcext:value-type="float">
            <text:p>294</text:p>
          </table:table-cell>
          <table:table-cell office:value-type="float" office:value="8.5" calcext:value-type="float">
            <text:p>8.5</text:p>
          </table:table-cell>
          <table:table-cell office:value-type="float" office:value="4645" calcext:value-type="float">
            <text:p>4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boaz mtn</text:p>
          </table:table-cell>
          <table:table-cell office:value-type="float" office:value="307.45" calcext:value-type="float">
            <text:p>307.45</text:p>
          </table:table-cell>
          <table:table-cell office:value-type="float" office:value="10.5" calcext:value-type="float">
            <text:p>10.5</text:p>
          </table:table-cell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tallow box l.o.</text:p>
          </table:table-cell>
          <table:table-cell office:value-type="float" office:value="308.3" calcext:value-type="float">
            <text:p>308.3</text:p>
          </table:table-cell>
          <table:table-cell office:value-type="float" office:value="17" calcext:value-type="float">
            <text:p>17</text:p>
          </table:table-cell>
          <table:table-cell office:value-type="float" office:value="5023" calcext:value-type="float">
            <text:p>5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g red mtn</text:p>
          </table:table-cell>
          <table:table-cell office:value-type="float" office:value="70" calcext:value-type="float">
            <text:p>70</text:p>
          </table:table-cell>
          <table:table-cell office:value-type="float" office:value="2.25" calcext:value-type="float">
            <text:p>2.25</text:p>
          </table:table-cell>
          <table:table-cell office:value-type="float" office:value="7040" calcext:value-type="float">
            <text:p>70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nny meadows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burton butte</text:p>
          </table:table-cell>
          <table:table-cell office:value-type="float" office:value="311.2" calcext:value-type="float">
            <text:p>311.2</text:p>
          </table:table-cell>
          <table:table-cell office:value-type="float" office:value="14" calcext:value-type="float">
            <text:p>14</text:p>
          </table:table-cell>
          <table:table-cell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mt. baldy</text:p>
          </table:table-cell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office:value-type="float" office:value="4974" calcext:value-type="float">
            <text:p>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cinnabar mtn</text:p>
          </table:table-cell>
          <table:table-cell office:value-type="float" office:value="315.2" calcext:value-type="float">
            <text:p>315.2</text:p>
          </table:table-cell>
          <table:table-cell office:value-type="float" office:value="8.5" calcext:value-type="float">
            <text:p>8.5</text:p>
          </table:table-cell>
          <table:table-cell office:value-type="float" office:value="3918" calcext:value-type="float">
            <text:p>3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ben johnson mtn</text:p>
          </table:table-cell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negro ben mtn</text:p>
          </table:table-cell>
          <table:table-cell office:value-type="string" calcext:value-type="string">
            <text:p>nigger ben mtn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ilver fork gap</text:p>
          </table:table-cell>
          <table:table-cell office:value-type="float" office:value="267.3" calcext:value-type="float">
            <text:p>267.3</text:p>
          </table:table-cell>
          <table:table-cell office:value-type="float" office:value="1.5" calcext:value-type="float">
            <text:p>1.5</text:p>
          </table:table-cell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hiskey peak</text:p>
          </table:table-cell>
          <table:table-cell office:value-type="float" office:value="265" calcext:value-type="float">
            <text:p>265</text:p>
          </table:table-cell>
          <table:table-cell office:value-type="float" office:value="19" calcext:value-type="float">
            <text:p>19</text:p>
          </table:table-cell>
          <table:table-cell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tein butte</text:p>
          </table:table-cell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preston peak</text:p>
          </table:table-cell>
          <table:table-cell office:value-type="float" office:value="251" calcext:value-type="float">
            <text:p>251</text:p>
          </table:table-cell>
          <table:table-cell office:value-type="float" office:value="13.5" calcext:value-type="float">
            <text:p>13.5</text:p>
          </table:table-cell>
          <table:table-cell office:value-type="float" office:value="4934" calcext:value-type="float">
            <text:p>4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rattlesnake mtn</text:p>
          </table:table-cell>
          <table:table-cell office:value-type="float" office:value="246" calcext:value-type="float">
            <text:p>246</text:p>
          </table:table-cell>
          <table:table-cell office:value-type="float" office:value="19.5" calcext:value-type="float">
            <text:p>19.5</text:p>
          </table:table-cell>
          <table:table-cell office:value-type="float" office:value="6307" calcext:value-type="float">
            <text:p>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red buttes</text:p>
          </table:table-cell>
          <table:table-cell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office:value-type="float" office:value="6739" calcext:value-type="float">
            <text:p>6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kangaroo mtn</text:p>
          </table:table-cell>
          <table:table-cell office:value-type="float" office:value="242" calcext:value-type="float">
            <text:p>242</text:p>
          </table:table-cell>
          <table:table-cell office:value-type="float" office:value="17.5" calcext:value-type="float">
            <text:p>17.5</text:p>
          </table:table-cell>
          <table:table-cell office:value-type="float" office:value="6694" calcext:value-type="float">
            <text:p>6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xy ann</text:p>
          </table:table-cell>
          <table:table-cell office:value-type="float" office:value="14.15" calcext:value-type="float">
            <text:p>14.15</text:p>
          </table:table-cell>
          <table:table-cell office:value-type="float" office:value="22" calcext:value-type="float">
            <text:p>22</text:p>
          </table:table-cell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 mt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136" calcext:value-type="float">
            <text:p>51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mond peak</text:p>
          </table:table-cell>
          <table:table-cell office:value-type="float" office:value="20.15" calcext:value-type="float">
            <text:p>20.15</text:p>
          </table:table-cell>
          <table:table-cell office:value-type="float" office:value="109" calcext:value-type="float">
            <text:p>109</text:p>
          </table:table-cell>
          <table:table-cell office:value-type="float" office:value="8744" calcext:value-type="float">
            <text:p>87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ttle red mtn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6654" calcext:value-type="float">
            <text:p>66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bailey</text:p>
          </table:table-cell>
          <table:table-cell office:value-type="float" office:value="23.4" calcext:value-type="float">
            <text:p>23.4</text:p>
          </table:table-cell>
          <table:table-cell office:value-type="float" office:value="84" calcext:value-type="float">
            <text:p>84</text:p>
          </table:table-cell>
          <table:table-cell office:value-type="float" office:value="8366" calcext:value-type="float">
            <text:p>83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theilson</text:p>
          </table:table-cell>
          <table:table-cell office:value-type="float" office:value="28.3" calcext:value-type="float">
            <text:p>28.3</text:p>
          </table:table-cell>
          <table:table-cell office:value-type="float" office:value="87" calcext:value-type="float">
            <text:p>87</text:p>
          </table:table-cell>
          <table:table-cell office:value-type="float" office:value="9182" calcext:value-type="float">
            <text:p>9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ld mt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628" calcext:value-type="float">
            <text:p>5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watchman l.o.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8013" calcext:value-type="float">
            <text:p>8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stler peak l.o.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248" calcext:value-type="float">
            <text:p>6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scott l.o.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8929" calcext:value-type="float">
            <text:p>89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zzly peak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922" calcext:value-type="float">
            <text:p>59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mcgloughlin</text:p>
          </table:table-cell>
          <table:table-cell office:value-type="float" office:value="46.3" calcext:value-type="float">
            <text:p>46.3</text:p>
          </table:table-cell>
          <table:table-cell office:value-type="float" office:value="40.5" calcext:value-type="float">
            <text:p>40.5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Mt. McGloughl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gner butte</text:p>
          </table:table-cell>
          <table:table-cell office:value-type="float" office:value="46.3" calcext:value-type="float">
            <text:p>46.3</text:p>
          </table:table-cell>
          <table:table-cell office:value-type="float" office:value="8.5" calcext:value-type="float">
            <text:p>8.5</text:p>
          </table:table-cell>
          <table:table-cell office:value-type="float" office:value="7140" calcext:value-type="float">
            <text:p>71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lican butte l.o.</text:p>
          </table:table-cell>
          <table:table-cell office:value-type="float" office:value="65.3" calcext:value-type="float">
            <text:p>65.3</text:p>
          </table:table-cell>
          <table:table-cell office:value-type="float" office:value="47" calcext:value-type="float">
            <text:p>47</text:p>
          </table:table-cell>
          <table:table-cell office:value-type="float" office:value="8208" calcext:value-type="float">
            <text:p>8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inson butte l.o.</text:p>
          </table:table-cell>
          <table:table-cell office:value-type="float" office:value="52.45" calcext:value-type="float">
            <text:p>52.45</text:p>
          </table:table-cell>
          <table:table-cell office:value-type="float" office:value="34" calcext:value-type="float">
            <text:p>34</text:p>
          </table:table-cell>
          <table:table-cell office:value-type="float" office:value="5864" calcext:value-type="float">
            <text:p>58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own mtn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311" calcext:value-type="float">
            <text:p>73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donald peak</text:p>
          </table:table-cell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.5</text:p>
          </table:table-cell>
          <table:table-cell office:value-type="float" office:value="7225" calcext:value-type="float">
            <text:p>72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ashland</text:p>
          </table:table-cell>
          <table:table-cell office:value-type="float" office:value="73.4" calcext:value-type="float">
            <text:p>73.4</text:p>
          </table:table-cell>
          <table:table-cell office:value-type="float" office:value="9" calcext:value-type="float">
            <text:p>9</text:p>
          </table:table-cell>
          <table:table-cell office:value-type="float" office:value="7533" calcext:value-type="float">
            <text:p>7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kiyou peak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120" calcext:value-type="float">
            <text:p>7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mmaker mtn</text:p>
          </table:table-cell>
          <table:table-cell office:value-type="float" office:value="87.4" calcext:value-type="float">
            <text:p>87.4</text:p>
          </table:table-cell>
          <table:table-cell office:value-type="float" office:value="47" calcext:value-type="float">
            <text:p>47</text:p>
          </table:table-cell>
          <table:table-cell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da mtn l.o.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soda mt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lot rock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5910" calcext:value-type="float">
            <text:p>59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dome</text:p>
          </table:table-cell>
          <table:table-cell office:value-type="float" office:value="104.15" calcext:value-type="float">
            <text:p>104.15</text:p>
          </table:table-cell>
          <table:table-cell office:value-type="float" office:value="64" calcext:value-type="float">
            <text:p>64</text:p>
          </table:table-cell>
          <table:table-cell office:value-type="float" office:value="6518" calcext:value-type="float">
            <text:p>65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-5 mile marker 1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terstate 5</text:p>
          </table:table-cell>
          <table:table-cell office:value-type="string" calcext:value-type="string">
            <text:p>freeway</text:p>
          </table:table-cell>
        </table:table-row>
        <table:table-row table:style-name="ro1">
          <table:table-cell/>
          <table:table-cell office:value-type="string" calcext:value-type="string">
            <text:p>ball mtn l.o.</text:p>
          </table:table-cell>
          <table:table-cell office:value-type="float" office:value="114.15" calcext:value-type="float">
            <text:p>114.15</text:p>
          </table:table-cell>
          <table:table-cell office:value-type="float" office:value="42" calcext:value-type="float">
            <text:p>42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llow creek mtn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7845" calcext:value-type="float">
            <text:p>7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osenest mtn</text:p>
          </table:table-cell>
          <table:table-cell office:value-type="float" office:value="122.5" calcext:value-type="float">
            <text:p>122.5</text:p>
          </table:table-cell>
          <table:table-cell office:value-type="float" office:value="41" calcext:value-type="float">
            <text:p>41</text:p>
          </table:table-cell>
          <table:table-cell office:value-type="float" office:value="8280" calcext:value-type="float">
            <text:p>82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ack mtn</text:p>
          </table:table-cell>
          <table:table-cell office:value-type="float" office:value="123.3" calcext:value-type="float">
            <text:p>123.3</text:p>
          </table:table-cell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d peak l.o.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7071" calcext:value-type="float">
            <text:p>70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tton wood peak</text:p>
          </table:table-cell>
          <table:table-cell office:value-type="float" office:value="130.3" calcext:value-type="float">
            <text:p>130.3</text:p>
          </table:table-cell>
          <table:table-cell office:value-type="float" office:value="16.5" calcext:value-type="float">
            <text:p>16.5</text:p>
          </table:table-cell>
          <table:table-cell office:value-type="float" office:value="6607" calcext:value-type="float">
            <text:p>66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rling mtn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shasta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14162" calcext:value-type="float">
            <text:p>141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dger mtn</text:p>
          </table:table-cell>
          <table:table-cell office:value-type="float" office:value="140.3" calcext:value-type="float">
            <text:p>140.3</text:p>
          </table:table-cell>
          <table:table-cell office:value-type="float" office:value="21" calcext:value-type="float">
            <text:p>21</text:p>
          </table:table-cell>
          <table:table-cell office:value-type="float" office:value="4980" calcext:value-type="float">
            <text:p>49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ack butte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6325" calcext:value-type="float">
            <text:p>63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ddys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9025" calcext:value-type="float">
            <text:p>9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na mtn</text:p>
          </table:table-cell>
          <table:table-cell office:value-type="float" office:value="160.3" calcext:value-type="float">
            <text:p>160.3</text:p>
          </table:table-cell>
          <table:table-cell office:value-type="float" office:value="48" calcext:value-type="float">
            <text:p>48</text:p>
          </table:table-cell>
          <table:table-cell office:value-type="float" office:value="8542" calcext:value-type="float">
            <text:p>85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 china</text:p>
          </table:table-cell>
          <table:table-cell office:value-type="float" office:value="161.5" calcext:value-type="float">
            <text:p>161.5</text:p>
          </table:table-cell>
          <table:table-cell office:value-type="float" office:value="49" calcext:value-type="float">
            <text:p>49</text:p>
          </table:table-cell>
          <table:table-cell office:value-type="float" office:value="8206" calcext:value-type="float">
            <text:p>82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nsight peak</text:p>
          </table:table-cell>
          <table:table-cell office:value-type="float" office:value="164.3" calcext:value-type="float">
            <text:p>164.3</text:p>
          </table:table-cell>
          <table:table-cell office:value-type="float" office:value="22" calcext:value-type="float">
            <text:p>22</text:p>
          </table:table-cell>
          <table:table-cell office:value-type="float" office:value="6146" calcext:value-type="float">
            <text:p>61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zel rock l.o.</text:p>
          </table:table-cell>
          <table:table-cell office:value-type="float" office:value="166.3" calcext:value-type="float">
            <text:p>166.3</text:p>
          </table:table-cell>
          <table:table-cell office:value-type="float" office:value="36" calcext:value-type="float">
            <text:p>36</text:p>
          </table:table-cell>
          <table:table-cell office:value-type="float" office:value="6039" calcext:value-type="float">
            <text:p>6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an creek baldy</text:p>
          </table:table-cell>
          <table:table-cell office:value-type="float" office:value="171.3" calcext:value-type="float">
            <text:p>171.3</text:p>
          </table:table-cell>
          <table:table-cell office:value-type="float" office:value="21" calcext:value-type="float">
            <text:p>21</text:p>
          </table:table-cell>
          <table:table-cell office:value-type="float" office:value="6275" calcext:value-type="float">
            <text:p>62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livar l.o.</text:p>
          </table:table-cell>
          <table:table-cell office:value-type="float" office:value="174.3" calcext:value-type="float">
            <text:p>174.3</text:p>
          </table:table-cell>
          <table:table-cell office:value-type="float" office:value="54" calcext:value-type="float">
            <text:p>54</text:p>
          </table:table-cell>
          <table:table-cell office:value-type="float" office:value="6900" calcext:value-type="float">
            <text:p>69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ation peak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7340" calcext:value-type="float">
            <text:p>73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ompson peak</text:p>
          </table:table-cell>
          <table:table-cell office:value-type="float" office:value="186.3" calcext:value-type="float">
            <text:p>186.3</text:p>
          </table:table-cell>
          <table:table-cell office:value-type="float" office:value="76" calcext:value-type="float">
            <text:p>76</text:p>
          </table:table-cell>
          <table:table-cell office:value-type="float" office:value="9002" calcext:value-type="float">
            <text:p>9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ins baldy l.o.</text:p>
          </table:table-cell>
          <table:table-cell office:value-type="float" office:value="189.5" calcext:value-type="float">
            <text:p>189.5</text:p>
          </table:table-cell>
          <table:table-cell office:value-type="float" office:value="19" calcext:value-type="float">
            <text:p>19</text:p>
          </table:table-cell>
          <table:table-cell office:value-type="float" office:value="5493" calcext:value-type="float">
            <text:p>54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 lake mtn</text:p>
          </table:table-cell>
          <table:table-cell office:value-type="float" office:value="195.3" calcext:value-type="float">
            <text:p>195.3</text:p>
          </table:table-cell>
          <table:table-cell office:value-type="float" office:value="9.5" calcext:value-type="float">
            <text:p>9.5</text:p>
          </table:table-cell>
          <table:table-cell office:value-type="float" office:value="6775" calcext:value-type="float">
            <text:p>67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lder peak</text:p>
          </table:table-cell>
          <table:table-cell office:value-type="float" office:value="198.1" calcext:value-type="float">
            <text:p>198.1</text:p>
          </table:table-cell>
          <table:table-cell office:value-type="float" office:value="40" calcext:value-type="float">
            <text:p>40</text:p>
          </table:table-cell>
          <table:table-cell office:value-type="float" office:value="8299" calcext:value-type="float">
            <text:p>82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m martin peak</text:p>
          </table:table-cell>
          <table:table-cell office:value-type="float" office:value="204.3" calcext:value-type="float">
            <text:p>204.3</text:p>
          </table:table-cell>
          <table:table-cell office:value-type="float" office:value="23" calcext:value-type="float">
            <text:p>23</text:p>
          </table:table-cell>
          <table:table-cell office:value-type="float" office:value="7021" calcext:value-type="float">
            <text:p>7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g rock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6852" calcext:value-type="float">
            <text:p>68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s castle</text:p>
          </table:table-cell>
          <table:table-cell office:value-type="float" office:value="210.05" calcext:value-type="float">
            <text:p>210.05</text:p>
          </table:table-cell>
          <table:table-cell office:value-type="float" office:value="35" calcext:value-type="float">
            <text:p>35</text:p>
          </table:table-cell>
          <table:table-cell office:value-type="float" office:value="7405" calcext:value-type="float">
            <text:p>74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drey mtn</text:p>
          </table:table-cell>
          <table:table-cell office:value-type="float" office:value="212" calcext:value-type="float">
            <text:p>212</text:p>
          </table:table-cell>
          <table:table-cell office:value-type="float" office:value="8.5" calcext:value-type="float">
            <text:p>8.5</text:p>
          </table:table-cell>
          <table:table-cell office:value-type="float" office:value="7112" calcext:value-type="float">
            <text:p>7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nomore peak</text:p>
          </table:table-cell>
          <table:table-cell office:value-type="float" office:value="212.5" calcext:value-type="float">
            <text:p>212.5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ke mtn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office:value-type="float" office:value="6900" calcext:value-type="float">
            <text:p>69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aggy mtn</text:p>
          </table:table-cell>
          <table:table-cell office:value-type="float" office:value="224.3" calcext:value-type="float">
            <text:p>224.3</text:p>
          </table:table-cell>
          <table:table-cell office:value-type="float" office:value="8" calcext:value-type="float">
            <text:p>8</text:p>
          </table:table-cell>
          <table:table-cell office:value-type="float" office:value="7013" calcext:value-type="float">
            <text:p>7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ite mtn</text:p>
          </table:table-cell>
          <table:table-cell office:value-type="float" office:value="234.1" calcext:value-type="float">
            <text:p>234.1</text:p>
          </table:table-cell>
          <table:table-cell office:value-type="float" office:value="10" calcext:value-type="float">
            <text:p>10</text:p>
          </table:table-cell>
          <table:table-cell office:value-type="float" office:value="6460" calcext:value-type="float">
            <text:p>64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per devils peak</text:p>
          </table:table-cell>
          <table:table-cell office:value-type="float" office:value="237.1" calcext:value-type="float">
            <text:p>237.1</text:p>
          </table:table-cell>
          <table:table-cell office:value-type="float" office:value="19" calcext:value-type="float">
            <text:p>19</text:p>
          </table:table-cell>
          <table:table-cell office:value-type="float" office:value="6004" calcext:value-type="float">
            <text:p>6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lly mtn</text:p>
          </table:table-cell>
          <table:table-cell office:value-type="float" office:value="242" calcext:value-type="float">
            <text:p>242</text:p>
          </table:table-cell>
          <table:table-cell office:value-type="float" office:value="5.5" calcext:value-type="float">
            <text:p>5.5</text:p>
          </table:table-cell>
          <table:table-cell office:value-type="float" office:value="5850" calcext:value-type="float">
            <text:p>58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rtish park</text:p>
          </table:table-cell>
          <table:table-cell office:value-type="float" office:value="271.5" calcext:value-type="float">
            <text:p>271.5</text:p>
          </table:table-cell>
          <table:table-cell office:value-type="float" office:value="12.5" calcext:value-type="float">
            <text:p>12.5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e mtn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l peak</text:p>
          </table:table-cell>
          <table:table-cell office:value-type="float" office:value="290" calcext:value-type="float">
            <text:p>290</text:p>
          </table:table-cell>
          <table:table-cell office:value-type="float" office:value="52" calcext:value-type="float">
            <text:p>52</text:p>
          </table:table-cell>
          <table:table-cell office:value-type="float" office:value="5096" calcext:value-type="float">
            <text:p>5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ion mtn l.o.</text:p>
          </table:table-cell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float" office:value="4438" calcext:value-type="float">
            <text:p>44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ington butte</text:p>
          </table:table-cell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office:value-type="float" office:value="3705" calcext:value-type="float">
            <text:p>37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xton mtn l.o.</text:p>
          </table:table-cell>
          <table:table-cell office:value-type="float" office:value="328" calcext:value-type="float">
            <text:p>328</text:p>
          </table:table-cell>
          <table:table-cell office:value-type="float" office:value="46" calcext:value-type="float">
            <text:p>46</text:p>
          </table:table-cell>
          <table:table-cell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. isabelle</text:p>
          </table:table-cell>
          <table:table-cell office:value-type="float" office:value="328.5" calcext:value-type="float">
            <text:p>328.5</text:p>
          </table:table-cell>
          <table:table-cell office:value-type="float" office:value="21" calcext:value-type="float">
            <text:p>21</text:p>
          </table:table-cell>
          <table:table-cell office:value-type="float" office:value="4494" calcext:value-type="float">
            <text:p>4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ires peak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com</text:p>
          </table:table-cell>
          <table:table-cell office:value-type="float" office:value="330.1" calcext:value-type="float">
            <text:p>330.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buncom ghost t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ber mtn</text:p>
          </table:table-cell>
          <table:table-cell office:value-type="float" office:value="335" calcext:value-type="float">
            <text:p>335</text:p>
          </table:table-cell>
          <table:table-cell office:value-type="float" office:value="21.5" calcext:value-type="float">
            <text:p>21.5</text:p>
          </table:table-cell>
          <table:table-cell office:value-type="float" office:value="4424" calcext:value-type="float">
            <text:p>44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odrat mtn</text:p>
          </table:table-cell>
          <table:table-cell office:value-type="float" office:value="335.1" calcext:value-type="float">
            <text:p>335.1</text:p>
          </table:table-cell>
          <table:table-cell office:value-type="float" office:value="14" calcext:value-type="float">
            <text:p>14</text:p>
          </table:table-cell>
          <table:table-cell office:value-type="float" office:value="4124" calcext:value-type="float">
            <text:p>41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mtn</text:p>
          </table:table-cell>
          <table:table-cell office:value-type="float" office:value="338.4" calcext:value-type="float">
            <text:p>338.4</text:p>
          </table:table-cell>
          <table:table-cell office:value-type="float" office:value="48" calcext:value-type="float">
            <text:p>48</text:p>
          </table:table-cell>
          <table:table-cell office:value-type="float" office:value="4340" calcext:value-type="float">
            <text:p>43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er table rock</text:p>
          </table:table-cell>
          <table:table-cell office:value-type="float" office:value="353.45" calcext:value-type="float">
            <text:p>353.45</text:p>
          </table:table-cell>
          <table:table-cell office:value-type="float" office:value="28" calcext:value-type="float">
            <text:p>28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lson mtn</text:p>
          </table:table-cell>
          <table:table-cell office:value-type="float" office:value="354.3" calcext:value-type="float">
            <text:p>354.3</text:p>
          </table:table-cell>
          <table:table-cell office:value-type="float" office:value="12" calcext:value-type="float">
            <text:p>12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per table rock</text:p>
          </table:table-cell>
          <table:table-cell office:value-type="float" office:value="357.4" calcext:value-type="float">
            <text:p>357.4</text:p>
          </table:table-cell>
          <table:table-cell office:value-type="float" office:value="30" calcext:value-type="float">
            <text:p>30</text:p>
          </table:table-cell>
          <table:table-cell office:value-type="float" office:value="2091" calcext:value-type="float">
            <text:p>20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derson butte</text:p>
          </table:table-cell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  <table:table-cell office:value-type="float" office:value="5197" calcext:value-type="float">
            <text:p>51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e mile peak</text:p>
          </table:table-cell>
          <table:table-cell office:value-type="float" office:value="359" calcext:value-type="float">
            <text:p>359</text:p>
          </table:table-cell>
          <table:table-cell office:value-type="float" office:value="16.5" calcext:value-type="float">
            <text:p>16.5</text:p>
          </table:table-cell>
          <table:table-cell office:value-type="float" office:value="4828" calcext:value-type="float">
            <text:p>48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nd top l.o.</text:p>
          </table:table-cell>
          <table:table-cell office:value-type="float" office:value="353" calcext:value-type="float">
            <text:p>353</text:p>
          </table:table-cell>
          <table:table-cell office:value-type="float" office:value="47" calcext:value-type="float">
            <text:p>47</text:p>
          </table:table-cell>
          <table:table-cell office:value-type="float" office:value="4658" calcext:value-type="float">
            <text:p>46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llow jacket mtn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6250" calcext:value-type="float">
            <text:p>6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tchman peak l.o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7" calcext:value-type="float">
            <text:p>74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08:10:55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4:03:46.827000000</meta:creation-date>
    <dc:date>2024-08-21T08:11:14.560000000</dc:date>
    <meta:editing-duration>PT1H3M32S</meta:editing-duration>
    <meta:editing-cycles>12</meta:editing-cycles>
    <meta:generator>LibreOffice/7.1.5.2$Windows_X86_64 LibreOffice_project/85f04e9f809797b8199d13c421bd8a2b025d52b5</meta:generator>
    <meta:document-statistic meta:table-count="1" meta:cell-count="471" meta:object-count="0"/>
  </office:meta>
</office:document-meta>
</file>